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6.816cm"/>
    </style:style>
    <style:style style:name="co6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Constituenc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ndidat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dipoond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. Prakas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. J. Govindaraj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Ram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V. Sarava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Us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ne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Balaram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urai Chandrasekh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on. Raj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. Desingu 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hesw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ttan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. Har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Chandr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D. Krishnamoorthy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Varadha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ki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. V. Ramana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. G. Raje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Gur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asup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namallee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. X. Rajamann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Krishnaswam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. A. Elumala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evathi Naga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nimegala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a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andia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M. Nasar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. M. Shank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Udhaya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ijaya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uravoyal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Benjami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ambakkam K. Ganapath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. Lucky Murug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Padma Priya[23]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anesh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batt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Alexande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oseph Samuel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Vedachal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Vaitheesw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nbu Thenaras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dhava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Moorth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Sudharsan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Dashnamoorth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mesh Kondala Sam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zhumala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uvall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ruvottiy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Kupp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P. Shank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Soundarapandiy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D. Mo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e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Radhakrishnan Nag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S. Rajes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. J. Ebenez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Kalidas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Fazi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owri Shank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ambur</text:p>
          </table:table-cell>
          <table:table-cell office:value-type="string" calcext:value-type="string">
            <text:p>PTMK</text:p>
          </table:table-cell>
          <table:table-cell office:value-type="string" calcext:value-type="string">
            <text:p>N. R. Dhanapal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D. Sek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. Lakshminaraya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A. Ponnus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erlin Sugan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lath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dhirajar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K. Stali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olathur J. Arumug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. Jagadi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emils Selv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llivakk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. C. D. Prabha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Vetri Azhag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ubamangalam Dillibab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haran Bal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ridh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iru. Vi. Ka. Nagar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P. L. Kaly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yagam Kav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. P. Sekh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Oobeat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lavanj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gmore</text:p>
          </table:table-cell>
          <table:table-cell office:value-type="string" calcext:value-type="string">
            <text:p>TMMK</text:p>
          </table:table-cell>
          <table:table-cell office:value-type="string" calcext:value-type="string">
            <text:p>B. John Pandi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. Paranthame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T. Prabh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riyadarshi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eetha 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ya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. Jaya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Dream R. Murth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P. Ramajay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unasek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mal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inoj. P. Sel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K. Sekar Bab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anthanakrishn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M.A. Kitcha Ram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uhammad Kadab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pauk-Thiruvalliken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. V. A. Kassal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Udhayanidhi Stali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L. Rajendr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uhammad Ithri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ayasimaharaj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ousand Lights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hushbu Sund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r. N. Ezhil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Vaithiyanathan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K.M. Sherif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her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na Nag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Gokula Indir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K. Mo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N. Gunasek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V. Pon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hank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rugambakk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rugai V. N. Rav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M. V. Prabakar Raja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B. Parthasarath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ne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jendi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idape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Duraisam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Subramani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 Senthamizh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neha Mohanda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resh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yagaraya Nag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. Sathyanaraya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. Karunanid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Baraneesw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ala. Karuppia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va Shank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ylapore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Nata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 Vel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Karthik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priy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ha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lachery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K. Ashok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. M. H. Hass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Chandra Bose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Santhosh Bab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eertha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nai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holingan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. Kand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Aravind Ramesh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. Murug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IV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MICHA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chipu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nd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. Valarmat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 M. Anbarasan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M. Mohammad Thameem Ansar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rath Bab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rthikey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chipur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riperumbud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alan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lva Perunthagai K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olachur R. Perumal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Thanigaive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ushapa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llava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Raje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. Karunanith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D. Muruges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enthil Arumug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ini S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mba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. K. M. Chinnayy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R. Raj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Karikal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iva Ilango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resh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Gaje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Varalakshm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r. A. Sathish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Muthtamilselv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njeevin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iruporu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hirukachur Arumugam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S.S. Balaj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Kothandapan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Lavany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ohanasund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eyy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Kanitha Sampath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Panaiyur Babu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. Siv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bu Tamilsek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je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duranthak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agatham Kumaravel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Mallai Sathya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. Moorth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m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chipur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hiramer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Somasundar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und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V. Ranjith Kumar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. Susaiyapp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matc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chipura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. Mahesh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. V. M. P. Ezhilaras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Manoh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opinat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lt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akkon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Ravi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Gauthama Sann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C. Manivan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Bask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bira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lingu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. M. Krishn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. M. Munirathin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G. Parthib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Jawah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avend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tpa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Ram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Murug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S. Raja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Sudhar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Thiru Kum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M. Su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Gand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. Veeraman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Adam Bash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ilaj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cot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. L. Elavazha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. L. Eswarapp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Janartha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ohamed Raff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thirav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R. K. App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Karthikey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. D. Dharmaling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ikram Chakravarth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ookunr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aikattu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. Velazha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P. Nanda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. D. Sathya (A) Sathish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Tamilara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mithr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. V. Kuppam</text:p>
          </table:table-cell>
          <table:table-cell office:value-type="string" calcext:value-type="string">
            <text:p>PBK</text:p>
          </table:table-cell>
          <table:table-cell office:value-type="string" calcext:value-type="string">
            <text:p>M. Jaganmoorth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eetharam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Dhanaseel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Venkata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Divya Ra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udiyatt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. Paridh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. Amal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Jayanthi Padmanabh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Babaji C. 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laienthi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attu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niyamba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. Senthilkumar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N.Mohammad Nayeem</text:p>
          </table:table-cell>
          <table:table-cell office:value-type="string" calcext:value-type="string">
            <text:p>AIMIM</text:p>
          </table:table-cell>
          <table:table-cell office:value-type="string" calcext:value-type="string">
            <text:p>T. S. Vakeel Ahmed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M. Gnanada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Devendi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att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Nazar Mohammed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C. Vilwanathan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ASA. Umar Farooq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S. Raj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ehrunis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att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larpe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C. Veeram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Devaraj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hennarasu Samraj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R. Karunanid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v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att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rupattur (Vellore)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. K. Raj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Nallathamb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Gnanasekhar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Rafiq Ahmed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m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thangar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. M. Tamilselvam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. S. Arumug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. Bhagy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. Muruga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lang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rg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Krish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.Mathiazhag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Ganesa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Arungowth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runak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Ashok 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 Senguttuvan</text:p>
          </table:table-cell>
          <table:table-cell office:value-type="string" calcext:value-type="string">
            <text:p>AIMIM</text:p>
          </table:table-cell>
          <table:table-cell office:value-type="string" calcext:value-type="string">
            <text:p>B. M. Ameenulla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K. Ravi Shank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iranth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ppanahall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. Munusam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Murug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M. Muruges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Jayapa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kthi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s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Jyothi Balakrishna Redd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Y. Prakash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Maare Gaud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sood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eetha 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all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r. C. Nagesh Kumar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T. Ramachandran</text:p>
          </table:table-cell>
          <table:table-cell office:value-type="string" calcext:value-type="string">
            <text:p>GMK</text:p>
          </table:table-cell>
          <table:table-cell office:value-type="string" calcext:value-type="string">
            <text:p>M. V. Sekar Yadav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Ashok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ry Selva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lacode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. Anbala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K. Murug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Vijayashank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asek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laisel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nnagar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G. K. M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N. P. Inbasekar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. Udhay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. Shakeel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Tamizhazhag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. P. Venkateswa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dangam P. Subraman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K. Rajend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K. Jayavenkat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nthil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ppireddippatt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Govindasam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rabhu Rajasek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Palaniapp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. Sriniva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me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r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Sampathkumar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A.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Murug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. Jothi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eertha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heng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S. Nainakann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. Gir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Anbu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. Sugan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enni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. Thanigaivel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. V. Vel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G. Panjaratchar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ru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malkann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lpennathu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elva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Pitchand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K. S. Karthikey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ugananth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mesh Bab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lasapakk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Panneersel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S. T. Saravan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Nehru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S. Rajendh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alaj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S. Krishnamoorth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V. Sek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Vijayakumar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G. Kalava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avan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an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vvoor S. Ramacha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S. Anbazhag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. Bhask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. Manigand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ragal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eyy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Mo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O. Jot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K. Varadaraj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yilvaga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eeh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andavas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. Murali Shan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Ambeth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Venkades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rabhav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ingee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. P. S. Raje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. Mast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Gowtham Sag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P. Sreepath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g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il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C. Siva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silaman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. Sundares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ridh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Uma Mageshw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ndivan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Arju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Seethapathy Chokkaling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Chandralekh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bin Poyyamozhi 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echimuth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an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Chakrapani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Vanni Aarasu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M. Ganapath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Santosh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. V. Shanmu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Lakshma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Balasundaram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K. Da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lv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ikravan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thu Tamilselv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a Pugazhend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Ayyan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R. Senthi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ebha Ayees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irukkoyilur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. A. T. Kalivarad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Ponmudy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L. Venkates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Senthil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urug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lundurpe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Kumaragur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J Manikan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G. P. Rajamani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Chinnaiy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ushapa Ma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shivandi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Santhos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asantham Karthikey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Prabhu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Shanmugasundar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resh Manivann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karapur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Dr. Raj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 Udhayasuriyan</text:p>
          </table:table-cell>
          <table:table-cell office:value-type="string" calcext:value-type="string">
            <text:p>AIMIM</text:p>
          </table:table-cell>
          <table:table-cell office:value-type="string" calcext:value-type="string">
            <text:p>M. Mujibur Rahm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J. Ram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jiamm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Senthilkum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. I. Manirathin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. Vijaya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Ayya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Daravida Muththazmih Sel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angavall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Nallathamb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ekha Priyadarshin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Pandi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Priyadarshi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inoth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tt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P. Jayasanka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hinnadura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Madheswar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.P. Siv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rishnave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rcaud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. Chitr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 Tamilselv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C. 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Durai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o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ma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Man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ngarajan Mohan Kumaramangal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K. Madhesw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niva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j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ettu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. Sathasi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Sreenivasa Perumal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Ramesh Aravind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usiy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nikand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appa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dappadi K. Palaniswam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mpath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ookadai N. Sekh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. Dasapp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ri Rat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ka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Sundar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M. Rajesh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Sellamuthu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K. Senkod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ni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lem (West)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. Arul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Rajendr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lagapuram R. Mohan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iyaga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agamm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lem (North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. Venkatachal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Raje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Nataraj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uru Chakravarth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Imai Esw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em (South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. Balasubramani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S. Sarava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e. Vengadachal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Manikand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ariamm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eerapan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Raj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r. Tharu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K. Selvam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Amudha Rajesw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jesh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asi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Saroj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Mathivent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Anbalag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Ram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lambara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nthamanga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Cha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Ponnusam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Chandr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elv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oh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. P. Bas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Ramaling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Selv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dam Farooq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ask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athi Ve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Se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. Moorth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P. Saaminath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K. Nat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Yuvara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iruchengodu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n. Saraswathi</text:p>
          </table:table-cell>
          <table:table-cell office:value-type="string" calcext:value-type="string">
            <text:p>KMDK</text:p>
          </table:table-cell>
          <table:table-cell office:value-type="string" calcext:value-type="string">
            <text:p>E. R. Esw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Hemalatha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Kutty (A) Janak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ataraj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umarapal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Thangam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Venkatachal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R. Sivasubramaniy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m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ar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rode (East)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M. Yuvaraj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E. Thirumahan Evera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akeel Sampath (A) S. A. Muthukum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. M. R. Raj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om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rode (West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V. Ramalin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Muthusam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akthi (A) S. Sivasubramani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urai Sevug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Chandra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akkurich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r. C. K. Saraswat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bbulakshmi Jagadees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Thang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andham Raj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oguprakas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harapuram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L. Muru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yalvizhi Selva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alaimamani Darapuram C. Kalaran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anji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ang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S. Ramalin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. Saminat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Ramesh</text:p>
          </table:table-cell>
          <table:table-cell office:value-type="string" calcext:value-type="string">
            <text:p>JD(S)</text:p>
          </table:table-cell>
          <table:table-cell office:value-type="string" calcext:value-type="string">
            <text:p>R.Appas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van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rundur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Jayakumar</text:p>
          </table:table-cell>
          <table:table-cell office:value-type="string" calcext:value-type="string">
            <text:p>KMDK</text:p>
          </table:table-cell>
          <table:table-cell office:value-type="string" calcext:value-type="string">
            <text:p>K.K.C.Balu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R. Kulanthaivel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C. K. Nanda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ogan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havan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C. Karuppan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P. Durai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Radhakrish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. Sadhanandh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th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thiy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S Shanmugavel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G. Venkadasel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R. Selvam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. Gurunat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ravan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obichettipal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A. Sengottaiy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. V. Manima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K. Thulasiman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N. K. Praka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etha 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havanisag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Bannari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P. L. Sundar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. Rames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rthick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ngee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lgiri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Udhagamandalam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Bhojaraj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. Ganesh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enad T. Lakshma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Suresh Bab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aya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lgiri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uda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n. Jayaseel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Kasiling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. Yogesw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J. Bab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avan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lgiri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onoo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ppachi D. Vinot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Ramacha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Kalaiselv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H. P. Raj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etheesw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ettupal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Selva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 R Shanmugasundar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arava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Yasm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nash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Dhanapal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R. Athiyama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Meer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A. Venkatesw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hob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ruppur North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N. Vijayakumar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. Subramanian (Ravi)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Selv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ivabal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sw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iruppur South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Gunaseka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elva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Vishalakch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usha Rav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hanmugan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llad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S. M. Anandan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K. Muthurathin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Jothiman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yil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ubramani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u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P. Kandhasamy</text:p>
          </table:table-cell>
          <table:table-cell office:value-type="string" calcext:value-type="string">
            <text:p>KMDK</text:p>
          </table:table-cell>
          <table:table-cell office:value-type="string" calcext:value-type="string">
            <text:p>Premier Selv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A. Senthil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enganat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langov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avundampal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R. G. Arun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yya Gounder (A) R. Krish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Arun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uresh Pankaj 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lama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imbatore North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n K. Arju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. M. Shanmugasundar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. R. Appadura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angavel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alendi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hondamuth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P. Velum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thikeya Sivasenapath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R. Sathish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haja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laiyara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imbatore South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anathi Srinivas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yura Jayakumar S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Dorais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mal Haa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bdul Waka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ingan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R. Jayar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. Karthik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R. Selv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Mahend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arma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inathukadavu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Damoda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urichi Prabhak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P. Rohini Krishn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. Siv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Uma Jagade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llach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llachi V. Jayaram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r. K. Vartharaj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Sug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thish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ogeshw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alpar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. K. Amul Kandasamy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. Arumugh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S. Murug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. Senthil 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oki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Udumalaipe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dumalai K. Radhakrishn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 Thennars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Palanisw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eenid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abu (A) Paari Paithazmiz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dathuku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. Mahe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ayaramakrish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. Shanmugavel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. Kumare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nuj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lan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Ravi Manoha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. P. Senthil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. Veer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. Poovend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inoth Rajasek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ddanchat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P. Nata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Sakkarapan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Sivakumar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A. Abdhul Ha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kthi De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thoo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 Thilagabam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. Periyasam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elv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. Sivasakthive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mon Just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ilako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Thenmozhi</text:p>
          </table:table-cell>
          <table:table-cell office:value-type="string" calcext:value-type="string">
            <text:p>MVK</text:p>
          </table:table-cell>
          <table:table-cell office:value-type="string" calcext:value-type="string">
            <text:p>S. K. Murugavel Raj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Ramasw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. M. Anant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asantha De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th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tham R. Viswanat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di ambal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N. Raja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aran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vasank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indigul C. Sreenivaasan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S. Pand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Raamuthev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end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ayasund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edasand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P. B. Paramasi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Gandhiraj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P. Ramasw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Vetrive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odhuma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ravakurich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. Annamala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onjanoor R. Elango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. N. Thangavel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ohamed Hanif Sahee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nisa Prav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R. Vijayabhas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. Senthil Balaj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asthuri N. Thang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ohan 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Dr. M. R. Karuppai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rishnaraya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Muthukumar (A) Thanes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ivakamasundar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Kathiravel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V. Sarava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Ilaki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ulithal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R. Chandrasekh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Manik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. Nirosha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anikand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ini.Prakas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napaar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Chandrasekhar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P. Abdul Samadu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Krishnagopal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Umara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nimoz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rirang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P. Krish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alaniyand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harubala R. Tondaim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Fransis Mar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lvar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iruchirappalli (West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Padmanat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N. Nehru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R. Abdullah Hasan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M. Abubakar Siddik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Vino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iruchirappalli (East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llamandi N. Nata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nigo Irudhaya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Manoh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. Veera Sak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Prabh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hiruverumb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il Mahesh Poyyamozh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Senthil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uruganand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Sozhasu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lgudi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D. R. Dharma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Soundara Pandi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Vijayamoorthi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Malar Thamizh Prab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nachan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Paranjot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. Kathirav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Rajasek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Samso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Krishnasam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usi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Selvaras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. Thiyagaraj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S. 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Gokul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E. Sride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chirappalli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huraiy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. Indira Gand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Stalin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Beerangi K. Subramani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Yuv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Thamizh Sel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Thamizhselv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rabhakar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Rajendhr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asikal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Mageshw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unn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T. Ramacha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S. Sivasank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Karthikey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diq Bash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Aru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iyalu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marai S. Rajendran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Chinnapp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urai. Manivel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Jawah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Sugu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iyalu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ayankond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. Bal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. K. Kan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J. K. Siva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Swarnalatha Gurunat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 Mahaling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ittakud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. Periyasam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. V. Ganes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. Umanat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rabak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 Kamatc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riddhachalam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J. Karthikey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.R.R Radhakrishn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remalatha Vijayakanth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ahaveer Chand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 Amu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yvel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. Ja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ba Raje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B. R. Baktharatchaj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Elangov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Rame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nrut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Rajendran</text:p>
          </table:table-cell>
          <table:table-cell office:value-type="string" calcext:value-type="string">
            <text:p>TVK</text:p>
          </table:table-cell>
          <table:table-cell office:value-type="string" calcext:value-type="string">
            <text:p>T. Velmurug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Sivakolunth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Jayala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Subash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C. Sampath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o. Ayyapp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nanapandith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K. Ananth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Kadaldeep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Kurinjipa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vi Ramajay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R. K. Panneerselv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Vasanthakumar</text:p>
          </table:table-cell>
          <table:table-cell office:value-type="string" calcext:value-type="string">
            <text:p>JD(S)</text:p>
          </table:table-cell>
          <table:table-cell office:value-type="string" calcext:value-type="string">
            <text:p>K. Chandramoul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Sum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huvanagi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Arunmozhithev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Ki Sarava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S. K. Balamurug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Reva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Rathina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idamba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A. Pandiyan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A. S. Abdul Rahman Rabban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Nandhinidevi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G. Devasagay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Nataraj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Kattumannarkoil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Murugumaran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Vanniyaras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Narayanamoorth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anga Vikr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Nived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irkazh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V. Bharat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aneerselv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on. Balu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G. Prabh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. Kavi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ithamalli A. Palanisam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. Raja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omal R. K. Anbaras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vichand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Kasira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ompuha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Pavun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iveda M. Murug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Senthamizhan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H. Meharaj Dee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Kaaliamm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ga. Kathiravan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Aloor Shanavas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C. M. Manjula Chandramoh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Agustin Arpudha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Kilvelur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divel Ravanan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Naagai Maali (A) P. Mahaling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Needhimoh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G. Siddh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Pon Elavazhag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edaran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O. S. Mani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K Vedharathin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. Arumug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uhammed Al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Rajendi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hiruthuraipoon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. Suresh Kumar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K. Marimuthu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S. Rajinikanth (A) Arunmozhi Varm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Parivend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. Aar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nnargu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iva. Rajamanikk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R.B. Raj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Kam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banath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Aravind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iruvar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N. R. Panneersel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oondi K. Kalaivanan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M. A. Naseema Banu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bil Ara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Vinoth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nni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Kama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Jothiram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gri N. Ramachandr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Ganes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Fathima Farha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hiruvidaimarud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nion S. Veeraman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V. Sezhiyan</text:p>
          </table:table-cell>
          <table:table-cell office:value-type="string" calcext:value-type="string">
            <text:p>VTPK</text:p>
          </table:table-cell>
          <table:table-cell office:value-type="string" calcext:value-type="string">
            <text:p>Kudanthai Aras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adan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Divyabhar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Kumbakonam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M. Srithar Vanday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Anbazhag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Balamurug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opalakrish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An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panas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Gopinathan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M. H. Jawahirullah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Rengas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nth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 Krishna 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hiruvaiyaru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oondi S. Venkates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Chandrasek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elu. Karthikey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Thirum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T. Senthilnath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Arivudainamb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. K. G. Neelamegam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manath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undara Mo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Subha Dev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Vaithilin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Ramacha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Sekh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nga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Kandhasam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attukkottai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N. R. Renga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Annadura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D. S. Selvam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Sadasiv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.Keertha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eravuran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V. Thirugnana Samband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. Ashok kumar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Muthusivakum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P. Pachamuth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Dileep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andharvako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Jayabharati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M. Chinnadura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Lenin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K. R. M. Adhidravid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Rami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iralimal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r. C. Vijayabas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Palaniyapp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O. Karthi Prabhak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ravanan Ramado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. Azhagumee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R. Karthik Thondaim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r. Muthuraja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Subramani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Moorth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T.Sasi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hirum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K. Vairamuth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Ragupat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M. S. Muniy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Thirume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U.Sivara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ngu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harma. Thangavel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V. V. Meyyanaad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Vidang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airav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Thiruselv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dukotta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ranthang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Rajanayagam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machandran Thirunavukkaras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Sivashanmugam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Karur Sheik Muhammad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I.Humayun Kabi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vagang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araikud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H. Raj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. Mangud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herpogi V. Pand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Duraimanikka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vagang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iruppattur (Sivaganga)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udhu Alaguraj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R. Periyakarupp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K. Umadhev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Amalan Savari Muth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Kottai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vagang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ivaganga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R. Senthilnathan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. Gunasek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Anbaras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Nesam Josep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Mallig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vagang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namadur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Naga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Tamilaras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Mariappan Kennedy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Sivashankari Paramasiv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Sanmugapri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e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Selvam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T. Ravichand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Selvaraj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thire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Karuppusaa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durai Eas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Gopalakrish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Moorthy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hanga. Saravan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I. Muthu Krish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.La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holavandan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Manick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. Venkates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Jayalakshm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Yoganat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.Sengann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adurai North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r. P. Sarava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. Thalapath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Jeyapal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Azhag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N. Anbara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durai South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S. Saravanan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Boominath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H. A. Rajalingam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G. Eshw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App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durai Central</text:p>
          </table:table-cell>
          <table:table-cell office:value-type="string" calcext:value-type="string">
            <text:p>PDK</text:p>
          </table:table-cell>
          <table:table-cell office:value-type="string" calcext:value-type="string">
            <text:p>Jothi Muthuramalin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vel Thiagarajan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SIKKANDAR BATCHA G S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NI B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ANDIAMMAL 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durai Wes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lur K. Raju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. Chinnammal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. Balachand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uniya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Vetrikumar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hiruparankund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V. Rajan Chellappa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K. Ponnuthai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David Annadura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Bharaniraj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Reva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irumanga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B. Udhaya Kum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Maniraman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Karu. Adhinarayana Thev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m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r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silampatt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Ayyappan</text:p>
          </table:table-cell>
          <table:table-cell office:value-type="string" calcext:value-type="string">
            <text:p>AIFB</text:p>
          </table:table-cell>
          <table:table-cell office:value-type="string" calcext:value-type="string">
            <text:p>P. V. Kathirav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I. Mahendran</text:p>
          </table:table-cell>
          <table:table-cell office:value-type="string" calcext:value-type="string">
            <text:p>JD(S)</text:p>
          </table:table-cell>
          <table:table-cell office:value-type="string" calcext:value-type="string">
            <text:p>Chellapandi 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indukovil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dipatt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Logiraj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Maharaj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Jay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. Gunasek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aya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eriyaku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. Muru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S. Saravana 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Kathirkamu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arsupand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ima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dinayakan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O. Panneerselv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 Tamil Selv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Muthus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anesh 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remchand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umbu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P. M. Syed K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. Eramakrish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ures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eda Venkates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nees Fathim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T. Rajenthra Bhalaj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Thangappandi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Kaalimuthu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NMS. Vivekanand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Jeya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rivilliputh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. M. Maanraj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. S. W. Madhava Rao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Sangeethapriya Santhosh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uruvaia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bina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att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. K. Ravichandran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A. R. R. Raghuram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S. R. Rajavarman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M. Bhara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and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ivakas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Lakshmi Ganes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. M. S. G. Ashok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Saamikaala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ugunth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anagapri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. Pandurang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R. R. Seenivas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okulam M. Thangaraj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N. Manimar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elvakum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ruppukko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igaichelv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K. S. S. R. Ramachandr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. Rames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Uma Dev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Um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iruchuli</text:p>
          </table:table-cell>
          <table:table-cell office:value-type="string" calcext:value-type="string">
            <text:p>AIMMK</text:p>
          </table:table-cell>
          <table:table-cell office:value-type="string" calcext:value-type="string">
            <text:p>S. Rajase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m Thennarasu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K. Sivasamy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uruganand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nandha Jyot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aramakud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Sadhan Prabhakar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Muruges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U. Selv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. Karuppu 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Sasika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iruvadan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C. Animuthu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. M Karumanick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. D. N. Anand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. Sathy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Jawah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. Kuppur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. Kadharbatcha Muthuramalingam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. Muniyasami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P Saravan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Ilangov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udhukulath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eerthika Muniyasamy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S. Raja Kannapp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. Murug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Navapaneer Selv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Rahamath Nis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Vilathiku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Chinnapp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. V. Markanday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. Seeni Selvi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X. Wilso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Balaj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S. D. R. Vijayaseel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. Geetha Jeevan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U. Chandr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N. Sund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V. Vel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iruchend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R. M. Radhakrishn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itha R. Radhakrish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Vadamalai Pandi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M. Jayanth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Gloriy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rivaikunt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P. Shunmuganath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Urvasi S. Amirtha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ral S. Ramesh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. Chandra Sek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Subbiah Pandi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ttapida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Moh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. Shunmugaiah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Arumuganainar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R. Arunadev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Vaikundam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Kovilpatt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dambur C. Raju</text:p>
          </table:table-cell>
          <table:table-cell office:value-type="string" calcext:value-type="string">
            <text:p>CPI(M)</text:p>
          </table:table-cell>
          <table:table-cell office:value-type="string" calcext:value-type="string">
            <text:p>K. Srinivas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. T. V. Dhinakar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. Kathirav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Gomath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nkarankovil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. M. Rajalakshm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. Raja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. Annadurai</text:p>
          </table:table-cell>
          <table:table-cell office:value-type="string" calcext:value-type="string">
            <text:p>TMJK</text:p>
          </table:table-cell>
          <table:table-cell office:value-type="string" calcext:value-type="string">
            <text:p>R. Prabhu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Mahendrakumar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asudevan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. Manoharan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T. Sadhan Tirumalai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Thangaraj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Chinnaswam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S. Mathivan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adayanallur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. Krishnamurali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K.A.M. Muhammed Abubacke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yyadurai Pandi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. R. Mohamed Raff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Muthulaksh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. Selvamohandas Pandi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Palani Nad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Mohammad (A) Raja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T. R. Thang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Vincent Ra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langul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. H. Manoj Pandi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r. Poongothai Aladi Aruna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. Rajendranath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S. Selvakumar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Sangeet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ainar Nagendran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. L. S. Lakshman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Mahesh Kann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B. sathy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mbasamud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. Subaya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. Avudaiyapp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Rani Ranjitham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Senkulam C. Ganesan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M. Senbagavall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alayamkotta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. J. C. Jerald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Abdul Wahab</text:p>
          </table:table-cell>
          <table:table-cell office:value-type="string" calcext:value-type="string">
            <text:p>SDPI</text:p>
          </table:table-cell>
          <table:table-cell office:value-type="string" calcext:value-type="string">
            <text:p>V. M. S. Mohamed Mubarak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D. Premnath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K. Fathim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ngune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Ganesaraj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. Manohar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. Paramsiva Ayyapan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Charles Raja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P. Veerapand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adha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I. S. Inbadura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. Appavu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. Jayapal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Uthiralingam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. Jesudas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. Thalavai Sundar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. Austi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. Senthil Murugan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r. Subha Charles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A. Sasikal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gercoil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. R. Gandhi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. Suresh Rajan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oselin Amutharani (A) Ammu Antro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riya Jacob Stanle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T. R. Vijayaraghav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lachel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. Ramesh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. G. Prince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. Sivakumar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Latish Mar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Aanrani Aasl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dmanabhapuram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. John Thangam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no Thangaraj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. Jenkins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M. Jayaraj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. Sal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ilavancode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. Jayaseelan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. Vijayadharani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L. Idan Sony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rulmani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L. Mary Aatl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Killiyoor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K. V. Jude Dev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. Rajeshkumar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. Seema</text:p>
          </table:table-cell>
          <table:table-cell office:value-type="string" calcext:value-type="string">
            <text:p>AISMK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H. Peter Haris</text:p>
          </table:table-cell>
          <table:table-cell table:number-columns-repeated="1011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43:02.090281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6T18:44:38.257744380</dc:date>
    <meta:editing-duration>PT34M27S</meta:editing-duration>
    <meta:editing-cycles>3</meta:editing-cycles>
    <meta:generator>LibreOffice/6.4.6.2$Linux_X86_64 LibreOffice_project/40$Build-2</meta:generator>
    <meta:document-statistic meta:table-count="1" meta:cell-count="3055" meta:object-count="0"/>
  </office:meta>
</office:document-meta>
</file>